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81bf91"/>
    </style:style>
    <style:style style:name="P53" style:family="paragraph" style:parent-style-name="Footnote">
      <style:text-properties officeooo:paragraph-rsid="0ead3525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text-properties officeooo:paragraph-rsid="0ea9445c"/>
    </style:style>
    <style:style style:name="P66" style:family="paragraph" style:parent-style-name="Footnote">
      <style:text-properties officeooo:paragraph-rsid="0f8ed1b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8" style:family="paragraph" style:parent-style-name="Standard">
      <style:text-properties officeooo:paragraph-rsid="0f9a7319"/>
    </style:style>
    <style:style style:name="P69" style:family="paragraph" style:parent-style-name="Footnote">
      <style:text-properties officeooo:paragraph-rsid="0fa0a8ea"/>
    </style:style>
    <style:style style:name="P70" style:family="paragraph" style:parent-style-name="Standard">
      <style:text-properties officeooo:paragraph-rsid="0fab02b9"/>
    </style:style>
    <style:style style:name="P71" style:family="paragraph" style:parent-style-name="Footnote">
      <style:text-properties officeooo:paragraph-rsid="102291f9"/>
    </style:style>
    <style:style style:name="P72" style:family="paragraph" style:parent-style-name="Standard">
      <style:text-properties officeooo:paragraph-rsid="0fadcf96"/>
    </style:style>
    <style:style style:name="P73" style:family="paragraph" style:parent-style-name="Standard">
      <style:text-properties officeooo:paragraph-rsid="105ee122"/>
    </style:style>
    <style:style style:name="P74" style:family="paragraph" style:parent-style-name="Standard">
      <style:text-properties officeooo:paragraph-rsid="107a7646"/>
    </style:style>
    <style:style style:name="P75" style:family="paragraph" style:parent-style-name="Footnote">
      <style:text-properties officeooo:paragraph-rsid="0fd0b99b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break-before="page"/>
      <style:text-properties officeooo:paragraph-rsid="0b0ddd8e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officeooo:rsid="0f19e10f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officeooo:rsid="04473353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" fo:font-size="12pt" style:font-size-asian="12pt" style:font-size-complex="12pt"/>
    </style:style>
    <style:style style:name="T15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officeooo:rsid="047da547"/>
    </style:style>
    <style:style style:name="T2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style:font-size-asian="12pt" style:font-size-complex="12pt"/>
    </style:style>
    <style:style style:name="T237" style:family="text">
      <style:text-properties style:use-window-font-color="true" loext:opacity="0%" style:font-name="Liberation Sans" officeooo:rsid="0efd8e5c"/>
    </style:style>
    <style:style style:name="T238" style:family="text">
      <style:text-properties officeooo:rsid="04473353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officeooo:rsid="0aace3cd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4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officeooo:rsid="0f0ca65a"/>
    </style:style>
    <style:style style:name="T250" style:family="text">
      <style:text-properties officeooo:rsid="0f894f65"/>
    </style:style>
    <style:style style:name="T251" style:family="text">
      <style:text-properties officeooo:rsid="0f95a7a0"/>
    </style:style>
    <style:style style:name="T252" style:family="text">
      <style:text-properties officeooo:rsid="0f8f58bd"/>
    </style:style>
    <style:style style:name="T25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129">C</text:span></text:span><text:span text:style-name="Strong_20_Emphasis"><text:span text:style-name="T128">hecklist voor </text:span></text:span><text:span text:style-name="Strong_20_Emphasis"><text:span text:style-name="T130">de installatie</text:span></text:span><text:span text:style-name="Strong_20_Emphasis"><text:span text:style-name="T128"> va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Strong_20_Emphasis"><text:span text:style-name="T135"><text:user-field-get text:name="Version">22.04 LTS</text:user-field-get></text:span></text:span><text:span text:style-name="Strong_20_Emphasis"><text:span text:style-name="T132"><text:note text:id="ftn1" text:note-class="footnote"><text:note-citation>1</text:note-citation><text:note-body><text:p text:style-name="P66"><text:span text:style-name="T163">LTS</text:span><text:span text:style-name="T171"> </text:span><text:span text:style-name="T172">staat voor</text:span><text:span text:style-name="T170"> </text:span><text:span text:style-name="T163">Long-Term Support, langetermijnondersteuning, </text:span><text:span text:style-name="T173">en </text:span><text:span text:style-name="T174">d</text:span><text:span text:style-name="T173">eze </text:span><text:span text:style-name="Strong_20_Emphasis"><text:span text:style-name="T178"><text:user-field-get text:name="Distro">Ubuntu</text:user-field-get></text:span></text:span><text:span text:style-name="T173"><text:s/></text:span><text:span text:style-name="T179"><text:user-field-get text:name="Version">22.04 LTS</text:user-field-get></text:span><text:span text:style-name="T179"><text:s/></text:span><text:span text:style-name="Strong_20_Emphasis"><text:span text:style-name="T180"><text:user-field-get text:name="Edition">Server</text:user-field-get></text:span></text:span><text:span text:style-name="T173"><text:s/></text:span><text:span text:style-name="T175">(codenaam </text:span><text:span text:style-name="T177">j</text:span><text:span text:style-name="T242">ammy</text:span><text:span text:style-name="T175">) </text:span><text:span text:style-name="T172">van</text:span><text:span text:style-name="T169"> </text:span><text:span text:style-name="T167">april</text:span><text:span text:style-name="T165"> </text:span><text:span text:style-name="Strong_20_Emphasis"><text:span text:style-name="T80"><text:user-field-get style:data-style-name="N0" text:name="Releaseyear">2022</text:user-field-get></text:span></text:span><text:span text:style-name="T167"><text:s/></text:span><text:span text:style-name="T163">wordt </text:span><text:span text:style-name="T164">vijf</text:span><text:span text:style-name="T163"> jaar onder</text:span><text:span text:style-name="T176">steund</text:span><text:span text:style-name="T168"> </text:span><text:span text:style-name="T163">tot </text:span><text:span text:style-name="T167">april</text:span><text:span text:style-name="T162"> </text:span><text:span text:style-name="T163">202</text:span><text:span text:style-name="T167">7</text:span><text:span text:style-name="T166">.</text:span></text:p></text:note-body></text:note></text:span></text:span><text:span text:style-name="Strong_20_Emphasis"><text:span text:style-name="T133"><text:s/></text:span></text:span><text:span text:style-name="Strong_20_Emphasis"><text:span text:style-name="T134"><text:user-field-get text:name="Edition">Server</text:user-field-get></text:span></text:span><text:span text:style-name="Strong_20_Emphasis"><text:span text:style-name="T131">.</text:span></text:span></text:p>
      <text:p text:style-name="P15"/>
      <text:p text:style-name="P12"><text:span text:style-name="T17">Vul </text:span><text:span text:style-name="T16">achter</text:span><text:span text:style-name="T13"> de </text:span><text:span text:style-name="Definition"><text:span text:style-name="T249">ONDERSTREEPTE</text:span></text:span><text:span text:style-name="T1"> </text:span><text:span text:style-name="T14">woorden</text:span><text:span text:style-name="T13"> het</text:span><text:span text:style-name="Strong_20_Emphasis"><text:span text:style-name="T186"> </text:span></text:span><text:span text:style-name="Strong_20_Emphasis"><text:span text:style-name="T187">tekstvak</text:span></text:span><text:span text:style-name="T14"> </text:span><text:span text:style-name="T17">in,</text:span><text:span text:style-name="T14"> </text:span><text:span text:style-name="T206">zie </text:span><text:span text:style-name="T237">[</text:span><text:span text:style-name="T206">toelichting</text:span><text:span text:style-name="T237">]</text:span><text:span text:style-name="T14">:</text:span></text:p>
      <text:p text:style-name="P1"><text:span text:style-name="Definition"><text:span text:style-name="T21">GEBRUIKER</text:span></text:span><text:span text:style-name="T214"><text:tab/><text:tab/></text:span><text:span text:style-name="T236"> <text:tab/><text:tab/></text:span><text:span text:style-name="T215"><draw:control text:anchor-type="as-char" svg:y="-0.4cm" draw:z-index="5" draw:name="Gebruiker" draw:style-name="gr2" draw:text-style-name="P82" svg:width="6.4cm" svg:height="0.6cm" draw:control="control6"><svg:title>Gebruiker</svg:title><svg:desc>Volledige naam, bijv. Jan Stek</svg:desc></draw:control></text:span><text:span text:style-name="T215"><text:tab/></text:span><text:span text:style-name="T216">[</text:span><text:span text:style-name="T209">volledige naam, bijv. </text:span><text:span text:style-name="T210">J</text:span><text:span text:style-name="T234">a</text:span><text:span text:style-name="T210">n </text:span><text:span text:style-name="T234">Jansen</text:span><text:span text:style-name="T235">]</text:span></text:p>
      <text:p text:style-name="P54"><text:span text:style-name="Definition"><text:span text:style-name="T208">g</text:span></text:span><text:span text:style-name="Definition">ebruikersnaam</text:span><text:span text:style-name="T207"><text:tab/></text:span><text:span text:style-name="T207"><draw:control text:anchor-type="as-char" svg:y="-0.4cm" draw:z-index="14" draw:name="Gberuikersnaam 2" draw:style-name="gr2" draw:text-style-name="P82" svg:width="6.4cm" svg:height="0.6cm" draw:control="control15"><svg:title>Gebruikersnaam</svg:title><svg:desc>Korte naam, bijv. jan</svg:desc></draw:control></text:span><text:span text:style-name="T207"><text:tab/></text:span><text:span text:style-name="T7">[</text:span><text:span text:style-name="T6">korte naam, bijv. </text:span><text:span text:style-name="T140">j</text:span><text:span text:style-name="T141">a</text:span><text:span text:style-name="T140">n</text:span><text:span text:style-name="T142">]</text:span></text:p>
      <text:p text:style-name="P3"><text:span text:style-name="Definition"><text:span text:style-name="T250">servernaam</text:span></text:span><text:span text:style-name="T217"><text:tab/><text:tab/><text:tab/></text:span><draw:control text:anchor-type="as-char" svg:y="-0.4cm" draw:z-index="6" draw:name="Computernaam" draw:style-name="gr2" draw:text-style-name="P82" svg:width="6.4cm" svg:height="0.6cm" draw:control="control7"><svg:title>Computernaam</svg:title><svg:desc>Unieke naam van de computer</svg:desc></draw:control><text:tab/><text:span text:style-name="T222">[</text:span><text:span text:style-name="T218">naam van de </text:span><text:span text:style-name="T223">server</text:span><text:span text:style-name="T219">, </text:span><text:span text:style-name="T220">bijv. </text:span><text:span text:style-name="T223">sv</text:span><text:span text:style-name="T221">02</text:span><text:span text:style-name="T222">]</text:span></text:p>
      <text:p text:style-name="P2"><text:span text:style-name="Definition"><text:span text:style-name="T225">GEBRUIKER</text:span></text:span><text:span text:style-name="T224"><text:tab/><text:tab/></text:span><text:span text:style-name="T236"> <text:tab/><text:tab/></text:span><text:span text:style-name="T215"><draw:control text:anchor-type="as-char" svg:y="-0.4cm" draw:z-index="11" draw:name="Gebruiker 1" draw:style-name="gr2" draw:text-style-name="P82" svg:width="6.4cm" svg:height="0.6cm" draw:control="control12"><svg:title>Gebruiker</svg:title><svg:desc>Volledige naam, bijv. Jan Stek</svg:desc></draw:control></text:span><text:span text:style-name="T215"><text:tab/></text:span><text:span text:style-name="T216">[</text:span><text:span text:style-name="T209">volledige naam </text:span><text:span text:style-name="T211">evt. </text:span><text:span text:style-name="T213">extra </text:span><text:span text:style-name="T211">gebruiker</text:span><text:span text:style-name="T212">]</text:span></text:p>
      <text:p text:style-name="P50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29"><text:tab/></text:span></text:span><text:span text:style-name="T207"><draw:control text:anchor-type="as-char" svg:y="-0.4cm" draw:z-index="12" draw:name="Gberuikersnaam 1" draw:style-name="gr2" draw:text-style-name="P82" svg:width="6.4cm" svg:height="0.6cm" draw:control="control13"><svg:title>Gebruikersnaam</svg:title><svg:desc>Korte naam, bijv. jan</svg:desc></draw:control></text:span><text:span text:style-name="T207"><text:tab/></text:span><text:span text:style-name="T228">[</text:span><text:span text:style-name="T227">korte naam</text:span><text:span text:style-name="T230"> </text:span><text:span text:style-name="T231">evt. </text:span><text:span text:style-name="T233">extra </text:span><text:span text:style-name="T231">gebruiker</text:span><text:span text:style-name="T232">]</text:span></text:p>
      <text:p text:style-name="P4"><text:span text:style-name="T143">Vervang </text:span><text:span text:style-name="T147">de</text:span><text:span text:style-name="T143"> </text:span><text:span text:style-name="Definition"><text:span text:style-name="T22">ONDERSTREEPTE</text:span></text:span><text:span text:style-name="T143"> </text:span><text:span text:style-name="T144">woorden </text:span><text:span text:style-name="T143">in deze checklist door </text:span><text:span text:style-name="T147">d</text:span><text:span text:style-name="T148">i</text:span><text:span text:style-name="T147">e </text:span><text:span text:style-name="T146">in </text:span><text:span text:style-name="T148">het</text:span><text:span text:style-name="Strong_20_Emphasis"><text:span text:style-name="T42"> </text:span></text:span><text:span text:style-name="Strong_20_Emphasis"><text:span text:style-name="T54">tekstvak</text:span></text:span><text:span text:style-name="T143">.</text:span></text:p>
      <text:p text:style-name="P36"/>
      <text:p text:style-name="P36"/>
      <text:p text:style-name="P5"><text:span text:style-name="T153">Nieuwe installatie?</text:span><text:span text:style-name="T145"><text:tab/></text:span><text:span text:style-name="T150"></text:span><text:span text:style-name="T152"><text:tab/></text:span><text:span text:style-name="T151">B</text:span><text:span text:style-name="T145">egin bij hoofdstuk </text:span><text:span text:style-name="T153"><text:bookmark-ref text:reference-format="page" text:ref-name="__RefNumPara__4009_1271708128">2</text:bookmark-ref></text:span><text:span text:style-name="T145"><text:s text:c="2"/></text:span><text:span text:style-name="T154"><text:bookmark-ref text:reference-format="text" text:ref-name="__RefNumPara__4009_1271708128">Installatie uitvoeren</text:bookmark-ref></text:span><text:span text:style-name="T149">.</text:span></text:p>
      <text:p text:style-name="P23"/>
      <text:p text:style-name="P23"/>
      <text:list xml:id="list127679349" text:style-name="L1">
        <text:list-item>
          <text:p text:style-name="P79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0"><draw:control text:anchor-type="as-char" draw:z-index="16" draw:name="Vorm3_ 2" draw:style-name="gr1" draw:text-style-name="P8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79">E</text:span></text:span><text:span text:style-name="User_20_Entry"><text:span text:style-name="T103">v</text:span></text:span><text:span text:style-name="User_20_Entry"><text:span text:style-name="T104">en</text:span></text:span><text:span text:style-name="User_20_Entry"><text:span text:style-name="T106">t</text:span></text:span><text:span text:style-name="User_20_Entry"><text:span text:style-name="T107">uele </text:span></text:span><text:span text:style-name="User_20_Entry"><text:span text:style-name="T108">extra </text:span></text:span><text:span text:style-name="Definition"><text:span text:style-name="T247">gebruiker</text:span></text:span><text:span text:style-name="User_20_Entry"><text:span text:style-name="T95">s</text:span></text:span><text:span text:style-name="User_20_Entry"><text:span text:style-name="T108"> aanmelden </text:span></text:span><text:span text:style-name="User_20_Entry"><text:span text:style-name="T109">en dezelfde stappen uitvoeren</text:span></text:span><text:span text:style-name="User_20_Entry"><text:span text:style-name="T105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6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3" text:note-class="footnote"><text:note-citation>3</text:note-citation><text:note-body><text:p text:style-name="P53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19">wget karelzimmer.nl/</text:span></text:span><text:span text:style-name="User_20_Entry"><text:span text:style-name="T120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1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1"><draw:control text:anchor-type="as-char" draw:z-index="17" draw:name="Vorm 7" draw:style-name="gr1" draw:text-style-name="P8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57">Selecteer</text:span></text:span><text:span text:style-name="Strong_20_Emphasis"><text:span text:style-name="T40"> </text:span></text:span><text:span text:style-name="Strong_20_Emphasis"><text:span text:style-name="T68">1 <text:s/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8"/>
      <text:list xml:id="list80546811092230" text:continue-numbering="true" text:style-name="L1">
        <text:list-item>
          <text:p text:style-name="P78"><text:bookmark-start text:name="__RefNumPara__4009_1271708128"/><text:span text:style-name="Strong_20_Emphasis"><text:span text:style-name="T155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1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2"><text:span text:style-name="T157">Start de computer op vanaf</text:span><text:span text:style-name="T157"><text:note text:id="ftn4" text:note-class="footnote"><text:note-citation>1</text:note-citation><text:note-body><text:p text:style-name="P71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 </text:span></text:span><text:span text:style-name="Definition"><text:span text:style-name="T253">E</text:span></text:span><text:span text:style-name="Definition"><text:span text:style-name="T243">sc</text:span></text:span><text:span text:style-name="Definition"><text:span text:style-name="T115">, </text:span></text:span><text:span text:style-name="Definition"><text:span text:style-name="T244">D</text:span></text:span><text:span text:style-name="Definition"><text:span text:style-name="T243">elete</text:span></text:span><text:span text:style-name="Definition"><text:span text:style-name="T115">, </text:span></text:span><text:span text:style-name="Definition"><text:span text:style-name="T244">F</text:span></text:span><text:span text:style-name="Definition"><text:span text:style-name="T243">1</text:span></text:span><text:span text:style-name="Definition"><text:span text:style-name="T115">, </text:span></text:span><text:span text:style-name="Definition"><text:span text:style-name="T243">F2</text:span></text:span><text:span text:style-name="Definition"><text:span text:style-name="T115">, </text:span></text:span><text:span text:style-name="Definition"><text:span text:style-name="T244">F9, </text:span></text:span><text:span text:style-name="Definition"><text:span text:style-name="T245">F10, F11, </text:span></text:span><text:span text:style-name="Definition"><text:span text:style-name="T246">of</text:span></text:span><text:span text:style-name="Definition"><text:span text:style-name="T245"> </text:span></text:span><text:span text:style-name="Definition"><text:span text:style-name="T244">F12</text:span></text:span><text:span text:style-name="T112">.</text:span></text:p></text:note-body></text:note></text:span><text:span text:style-name="T157"> </text:span><text:span text:style-name="T160">een </text:span><text:span text:style-name="Strong_20_Emphasis"><text:span text:style-name="T138"><text:user-field-get text:name="Distro">Ubuntu</text:user-field-get></text:span></text:span><text:span text:style-name="T156"><text:s/></text:span><text:span text:style-name="T139"><text:user-field-get text:name="Version">22.04 LTS</text:user-field-get></text:span><text:span text:style-name="T73"><text:s/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73">Live</text:span><text:span text:style-name="T73"><text:note text:id="ftn5" text:note-class="footnote"><text:note-citation>2</text:note-citation><text:note-body><text:p text:style-name="P69"><text:span text:style-name="T238">Vanaf een </text:span><text:span text:style-name="T251">L</text:span><text:span text:style-name="T238">ive </text:span><text:span text:style-name="T252">USB</text:span><text:span text:style-name="T241">-stick of </text:span><text:span text:style-name="T252">DVD</text:span><text:span text:style-name="T19"> </text:span><text:span text:style-name="T238">kunt u opstarten en </text:span><text:span text:style-name="T15">met </text:span><text:span text:style-name="Strong_20_Emphasis"><text:span text:style-name="T178"><text:user-field-get text:name="Distro">Ubuntu</text:user-field-get></text:span></text:span><text:span text:style-name="Strong_20_Emphasis"><text:span text:style-name="T178"><text:s/></text:span></text:span><text:span text:style-name="T238">werken zonder enige bestanden op de harde schijf te wijzigen en maakt ook installatie van </text:span><text:span text:style-name="Strong_20_Emphasis"><text:span text:style-name="T178"><text:user-field-get text:name="Distro">Ubuntu</text:user-field-get></text:span></text:span><text:span text:style-name="Strong_20_Emphasis"><text:span text:style-name="T178"><text:s/></text:span></text:span><text:span text:style-name="T238">mogelijk.</text:span></text:p></text:note-body></text:note></text:span><text:span text:style-name="T73"> </text:span><text:span text:style-name="T76">USB</text:span><text:span text:style-name="T74">-stick</text:span><text:span text:style-name="T74"><text:note text:id="ftn6" text:note-class="footnote"><text:note-citation>3</text:note-citation><text:note-body><text:p text:style-name="P75"><text:span text:style-name="Strong_20_Emphasis"><text:span text:style-name="T93">Maak een opstartbare USB-stick</text:span></text:span><text:span text:style-name="Strong_20_Emphasis"><text:span text:style-name="T91">:<text:line-break/></text:span></text:span><text:span text:style-name="Strong_20_Emphasis"><text:span text:style-name="T81">Download </text:span></text:span><text:span text:style-name="Strong_20_Emphasis"><text:span text:style-name="T82">een </text:span></text:span><text:span text:style-name="Strong_20_Emphasis"><text:span text:style-name="T83">cd</text:span></text:span><text:span text:style-name="Strong_20_Emphasis"><text:span text:style-name="T92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nl.releases.ubuntu.com/" text:style-name="Internet_20_link" text:visited-style-name="Visited_20_Internet_20_Link"><text:span text:style-name="Strong_20_Emphasis"><text:span text:style-name="T239">nl.releases.ubuntu.com</text:span></text:span></text:a><text:span text:style-name="Strong_20_Emphasis"><text:span text:style-name="T84">, </text:span></text:span><text:span text:style-name="Strong_20_Emphasis"><text:span text:style-name="T86">klik op</text:span></text:span><text:span text:style-name="Strong_20_Emphasis"><text:span text:style-name="T87">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Version">22.04 LTS</text:user-field-get></text:span></text:span><text:span text:style-name="Strong_20_Emphasis"><text:span text:style-name="T98"><text:s/>(Jammy Jellyfish)</text:span></text:span><text:span text:style-name="Strong_20_Emphasis"><text:span text:style-name="T87">, </text:span></text:span><text:span text:style-name="Strong_20_Emphasis"><text:span text:style-name="T88">en </text:span></text:span><text:span text:style-name="Strong_20_Emphasis"><text:span text:style-name="T86">klik </text:span></text:span><text:span text:style-name="Strong_20_Emphasis"><text:span text:style-name="T88">vervolgens </text:span></text:span><text:span text:style-name="Strong_20_Emphasis"><text:span text:style-name="T89">achter</text:span></text:span><text:span text:style-name="Strong_20_Emphasis"><text:span text:style-name="T88"> </text:span></text:span><text:span text:style-name="Strong_20_Emphasis"><text:span text:style-name="T100">Server install</text:span></text:span><text:span text:style-name="Strong_20_Emphasis"><text:span text:style-name="T99"> image</text:span></text:span><text:span text:style-name="Strong_20_Emphasis"><text:span text:style-name="T88"> </text:span></text:span><text:span text:style-name="Strong_20_Emphasis"><text:span text:style-name="T89">op </text:span></text:span><text:span text:style-name="Strong_20_Emphasis"><text:span text:style-name="T96">64-bit PC (AMD64) </text:span></text:span><text:span text:style-name="Strong_20_Emphasis"><text:span text:style-name="T97">server install</text:span></text:span><text:span text:style-name="Strong_20_Emphasis"><text:span text:style-name="T96"> image</text:span></text:span><text:span text:style-name="Strong_20_Emphasis"><text:span text:style-name="T94">.</text:span></text:span><text:span text:style-name="Strong_20_Emphasis"><text:span text:style-name="T90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Strong_20_Emphasis"><text:span text:style-name="T90">, onder </text:span></text:span><text:span text:style-name="Strong_20_Emphasis"><text:span text:style-name="T101">Linux</text:span></text:span><text:span text:style-name="Strong_20_Emphasis"><text:span text:style-name="T90">.</text:span></text:span></text:p></text:note-body></text:note></text:span><text:span text:style-name="T73"> </text:span><text:span text:style-name="T75">of </text:span><text:span text:style-name="T76">DVD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7">Selecteer</text:span></text:span><text:span text:style-name="Strong_20_Emphasis"><text:span text:style-name="T33"> </text:span></text:span><text:span text:style-name="Strong_20_Emphasis"><text:span text:style-name="T64">Try or Install Ubuntu </text:span></text:span><text:span text:style-name="Strong_20_Emphasis"><text:span text:style-name="T65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7"><draw:control text:anchor-type="as-char" draw:z-index="15" draw:name="Vorm 6" draw:style-name="gr1" draw:text-style-name="P8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58">Kies</text:span><text:span text:style-name="T159"> </text:span><text:span text:style-name="T161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6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7">Bij</text:span><text:span text:style-name="T189"> </text:span><text:span text:style-name="Strong_20_Emphasis"><text:span text:style-name="T195">Profile setup</text:span>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14"><text:span text:style-name="T194">V</text:span><text:span text:style-name="T190">ul </text:span><text:span text:style-name="T191">in </text:span><text:span text:style-name="Strong_20_Emphasis"><text:span text:style-name="T195">Your</text:span></text:span><text:span text:style-name="Strong_20_Emphasis"><text:span text:style-name="T192"> n</text:span></text:span><text:span text:style-name="Strong_20_Emphasis"><text:span text:style-name="T193">a</text:span></text:span><text:span text:style-name="Strong_20_Emphasis"><text:span text:style-name="T195">me</text:span></text:span><text:span text:style-name="Strong_20_Emphasis"><text:span text:style-name="T182"> </text:span></text:span><text:span text:style-name="Definition"><text:span text:style-name="T4">gebruiker</text:span></text:span><text:span text:style-name="Strong_20_Emphasis"><text:span text:style-name="T183">, <text:line-break/></text:span></text:span><text:span text:style-name="Strong_20_Emphasis"><text:span text:style-name="T195">Your server</text:span></text:span><text:span text:style-name="Strong_20_Emphasis"><text:span text:style-name="T198">'</text:span></text:span><text:span text:style-name="Strong_20_Emphasis"><text:span text:style-name="T199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2">,<text:line-break/></text:span></text:span><text:span text:style-name="Strong_20_Emphasis"><text:span text:style-name="T196">Pick a username</text:span></text:span><text:span text:style-name="Strong_20_Emphasis"><text:span text:style-name="T182"> </text:span></text:span><text:span text:style-name="Definition"><text:span text:style-name="T4">gebruikersnaam</text:span></text:span><text:span text:style-name="Strong_20_Emphasis"><text:span text:style-name="T182">, </text:span></text:span><text:span text:style-name="Strong_20_Emphasis"><text:span text:style-name="T185">en</text:span></text:span><text:span text:style-name="Strong_20_Emphasis"><text:span text:style-name="T182"><text:line-break/></text:span></text:span><text:span text:style-name="Strong_20_Emphasis"><text:span text:style-name="T184">g</text:span></text:span><text:span text:style-name="Strong_20_Emphasis"><text:span text:style-name="T181">eef tweemaal een </text:span></text:span><text:span text:style-name="Strong_20_Emphasis"><text:span text:style-name="T188">wachtwoord</text:span></text:span><text:span text:style-name="Strong_20_Emphasis"><text:span text:style-name="T181">.</text:span></text:span></text:p>
          </table:table-cell>
        </table:table-row>
      </table:table>
      <text:p text:style-name="P37"><text:span text:style-name="Strong_20_Emphasis"><text:span text:style-name="T62"/></text:span></text:p>
      <text:list xml:id="list80547165917480" text:continue-numbering="true" text:style-name="L1">
        <text:list-item>
          <text:p text:style-name="P77"><text:span text:style-name="Strong_20_Emphasis"><text:span text:style-name="T66">Installatie </text:span></text:span><text:span text:style-name="Strong_20_Emphasis"><text:span text:style-name="T67">afronden</text:span></text:span></text:p>
        </text:list-item>
      </text:list>
      <text:p text:style-name="P38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4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1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36">Installeer </text:span></text:span><text:span text:style-name="Strong_20_Emphasis"><text:span text:style-name="T58">Debian-</text:span></text:span><text:span text:style-name="Strong_20_Emphasis"><text:span text:style-name="T53">pakket kz</text:span></text:span><text:span text:style-name="Strong_20_Emphasis"><text:span text:style-name="T53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3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19">wget karelzimmer.nl/</text:span></text:span><text:span text:style-name="User_20_Entry"><text:span text:style-name="T120">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74"><text:span text:style-name="Strong_20_Emphasis"><text:span text:style-name="T78">Typ </text:span></text:span><text:span text:style-name="Strong_20_Emphasis"><text:span text:style-name="T38">'</text:span></text:span><text:span text:style-name="User_20_Entry"><text:span text:style-name="T121">bash kz</text:span></text:span><text:span text:style-name="Strong_20_Emphasis"><text:span text:style-name="T38">'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61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5"><text:span text:style-name="Strong_20_Emphasis"><text:span text:style-name="T45">Rond de</text:span></text:span><text:span text:style-name="Strong_20_Emphasis"><text:span text:style-name="T46"> installatie </text:span></text:span><text:span text:style-name="Strong_20_Emphasis"><text:span text:style-name="T45">af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6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69">3 <text:s/>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8"><text:span text:style-name="Strong_20_Emphasis"><text:span text:style-name="T32"><text:tab/></text:span></text:span></text:p>
      <text:p text:style-name="P39"><text:span text:style-name="Strong_20_Emphasis"><text:span text:style-name="T44"/></text:span></text:p>
      <text:p text:style-name="P40"><text:span text:style-name="Strong_20_Emphasis"><text:span text:style-name="T40"/></text:span></text:p>
      <text:list xml:id="list80547838488411" text:continue-numbering="true" text:style-name="L1">
        <text:list-item>
          <text:p text:style-name="P80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1"><draw:control text:anchor-type="as-char" draw:z-index="18" draw:name="Vorm40_ 1" draw:style-name="gr1" draw:text-style-name="P81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2">Aanmelden als </text:span></text:span><text:span text:style-name="Definition"><text:span text:style-name="T8">gebruiker</text:span></text:span><text:span text:style-name="Strong_20_Emphasis"><text:span text:style-name="T47"><text:note text:id="ftn8" text:note-class="footnote"><text:note-citation>1</text:note-citation><text:note-body><text:p text:style-name="P49"><text:span text:style-name="User_20_Entry"><text:span text:style-name="T116">E</text:span></text:span><text:span text:style-name="User_20_Entry"><text:span text:style-name="T118">ventuele extra </text:span></text:span><text:span text:style-name="Definition"><text:span text:style-name="T248">gebruiker</text:span></text:span><text:span text:style-name="User_20_Entry"><text:span text:style-name="T117">s</text:span></text:span><text:span text:style-name="User_20_Entry"><text:span text:style-name="T118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3"><text:span text:style-name="Strong_20_Emphasis"><text:span text:style-name="T61"><draw:control text:anchor-type="as-char" draw:z-index="19" draw:name="Vorm40_ 2" draw:style-name="gr1" draw:text-style-name="P81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48">R</text:span></text:span><text:span text:style-name="Strong_20_Emphasis"><text:span text:style-name="T49">icht </text:span></text:span><text:span text:style-name="Strong_20_Emphasis"><text:span text:style-name="T50">de </text:span></text:span><text:span text:style-name="Strong_20_Emphasis"><text:span text:style-name="T55">gebruiker</text:span></text:span><text:span text:style-name="Strong_20_Emphasis"><text:span text:style-name="T49"> </text:span></text:span><text:span text:style-name="Strong_20_Emphasis"><text:span text:style-name="T51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8"><text:span text:style-name="Strong_20_Emphasis"><text:span text:style-name="T56">Typ </text:span></text:span><text:span text:style-name="Strong_20_Emphasis"><text:span text:style-name="T38">'</text:span></text:span><text:span text:style-name="User_20_Entry"><text:span text:style-name="T24">kz </text:span></text:span><text:span text:style-name="User_20_Entry"><text:span text:style-name="T25">menu</text:span></text:span><text:span text:style-name="Strong_20_Emphasis"><text:span text:style-name="T38">'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0"><text:span text:style-name="Strong_20_Emphasis"><text:span text:style-name="T57">Selecteer</text:span></text:span><text:span text:style-name="Strong_20_Emphasis"><text:span text:style-name="T43"> </text:span></text:span><text:span text:style-name="Strong_20_Emphasis"><text:span text:style-name="T70">4 <text:s/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2"/></text:span></text:p>
      <text:p text:style-name="P35"/>
      <text:p text:style-name="P27"><text:span text:style-name="T122">E</text:span><text:span text:style-name="T123">inde c</text:span><text:span text:style-name="T124">hecklist, </text:span><text:span text:style-name="T125">d</text:span><text:span text:style-name="T124">e installatie van </text:span><text:span text:style-name="Strong_20_Emphasis"><text:span text:style-name="T136"><text:user-field-get text:name="Distro">Ubuntu</text:user-field-get></text:span></text:span><text:span text:style-name="T126"><text:s/></text:span><text:span text:style-name="T127"><text:user-field-get text:name="Version">22.04 LTS</text:user-field-get></text:span><text:span text:style-name="Strong_20_Emphasis"><text:span text:style-name="T137"><text:s/></text:span>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24">is voltooid.</text:span></text:p>
      <text:p text:style-name="P11"/>
      <text:p text:style-name="P6"><text:span text:style-name="Emphasis"><text:span text:style-name="T203">Geschreven </text:span></text:span><text:span text:style-name="Emphasis"><text:span text:style-name="T201">d</text:span></text:span><text:span text:style-name="Emphasis"><text:span text:style-name="T20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4">Karel Zimmer</text:span></text:span></text:a><text:span text:style-name="Emphasis"><text:span text:style-name="T20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05">CC0 1.0 Universeel</text:span></text:span></text:a><text:span text:style-name="Emphasis"><text:span text:style-name="T203">,</text:span></text:span><text:span text:style-name="Emphasis"><text:span text:style-name="T200"> </text:span></text:span><text:span text:style-name="Strong_20_Emphasis"><text:span text:style-name="T40"><text:user-field-get style:data-style-name="N0" text:name="Releaseyear">2022</text:user-field-get></text:span></text:span><text:span text:style-name="Emphasis"><text:span text:style-name="T202">-</text:span></text:span><text:span text:style-name="Emphasis"><text:span text:style-name="T202"><text:date style:data-style-name="N10107" text:date-value="2023-10-19T08:05:45.808321796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0-19T08:05:45.576042705">19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5:45.261549110</dc:date>
    <meta:keyword>Installatie</meta:keyword>
    <meta:keyword>Checklist</meta:keyword>
    <meta:keyword>Linux</meta:keyword>
    <meta:editing-cycles>6784</meta:editing-cycles>
    <meta:editing-duration>P12DT15M9S</meta:editing-duration>
    <dc:creator>Karel Zimmer</dc:creator>
    <meta:document-statistic meta:table-count="4" meta:image-count="0" meta:object-count="0" meta:page-count="4" meta:paragraph-count="70" meta:word-count="414" meta:character-count="2863" meta:non-whitespace-character-count="2484"/>
    <meta:user-defined meta:name="Info 1"/>
    <meta:user-defined meta:name="Info 2"/>
    <meta:user-defined meta:name="Info 3"/>
    <meta:user-defined meta:name="Info 4"/>
  </office:meta>
</office:document-meta>
</file>